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나눔바른고딕" svg:font-family="나눔바른고딕"/>
    <style:font-face style:name="Arial Unicode MS1" svg:font-family="'Arial Unicode MS'" style:font-family-generic="swiss"/>
    <style:font-face style:name="Noto Sans CJK KR" svg:font-family="'Noto Sans CJK KR'" style:font-adornments="보통"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officeooo:rsid="0012598c" officeooo:paragraph-rsid="00159e56"/>
    </style:style>
    <style:style style:name="P2" style:family="paragraph" style:parent-style-name="Standard">
      <style:paragraph-properties fo:text-align="end" style:justify-single-word="false"/>
      <style:text-properties officeooo:rsid="00159e56" officeooo:paragraph-rsid="00159e56"/>
    </style:style>
    <style:style style:name="P3" style:family="paragraph" style:parent-style-name="Standard">
      <style:text-properties officeooo:paragraph-rsid="00159e56"/>
    </style:style>
    <style:style style:name="P4" style:family="paragraph" style:parent-style-name="Standard">
      <style:text-properties officeooo:rsid="0018738d" officeooo:paragraph-rsid="0018738d"/>
    </style:style>
    <style:style style:name="P5" style:family="paragraph" style:parent-style-name="Standard">
      <style:paragraph-properties fo:text-align="end" style:justify-single-word="false"/>
      <style:text-properties officeooo:rsid="00211e43" officeooo:paragraph-rsid="00211e43"/>
    </style:style>
    <style:style style:name="P6" style:family="paragraph" style:parent-style-name="Standard">
      <style:paragraph-properties fo:margin-left="0cm" fo:margin-right="0cm" fo:text-align="center" style:justify-single-word="false" fo:text-indent="0cm" style:auto-text-indent="false" style:writing-mode="page"/>
      <style:text-properties fo:font-size="20pt" officeooo:rsid="00159e56" officeooo:paragraph-rsid="00159e56" style:font-size-asian="20pt" style:font-size-complex="20pt"/>
    </style:style>
    <style:style style:name="T1" style:family="text">
      <style:text-properties officeooo:rsid="00159e56"/>
    </style:style>
    <style:style style:name="T2" style:family="text">
      <style:text-properties officeooo:rsid="001b9044"/>
    </style:style>
    <style:style style:name="T3" style:family="text">
      <style:text-properties officeooo:rsid="001d882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Nicene</text:span> Creed <text:span text:style-name="T3">(</text:span>니케아 신경<text:span text:style-name="T3">)</text:span></text:p>
      <text:p text:style-name="P2"/>
      <text:p text:style-name="P5">xian.choi@gmail.com</text:p>
      <text:p text:style-name="P2"/>
      <text:p text:style-name="P4">우리는 한 하나님을 믿습니다. 그분은 전능하신 아버지시요, 보이는 것과 보이지 않는 모든 것을 지으신 분이십니다.</text:p>
      <text:p text:style-name="P4">우리는 한 주 예수 그리스도를 믿습니다. 그분은 하나님의 아들이시요, 성부께로부터 나신 이시요, 독생자 곧 성부의 본질로부터 나신 이시요, 하나님에게서 나온 하나님이시요, 빛에서 나온 빛이시요, 참 하나님에게서 나온 참 하나님이시요, 나셨으나 지음 받지 않으신 분이시요, 아버지와 함께 동일본질이십니다. 그분으로 말미암아 하늘과 땅에 있는 모든 것이 지어졌습니다. 그분은 우리 인간을 위하여 그리고 우리의 구원을 위하여 내려오셨으며, 성육신 하셔서 참된 인간이 되셨고, 고난을 당하셨고, 사흘만에 다시 살아나셨고, 하늘에 오르사, 산 자와 죽은 자를 심판하러 다시 오실 것입니다.</text:p>
      <text:p text:style-name="P4">우리는 성령을 믿습니다.</text:p>
      <text:p text:style-name="P4">그러나 “그분이 없었던 때가 있었다”, “나시기 전에 그분은 없었다”라고 말하는 사람들, 또한 주장하기를, 그는 무로부터 생겨났다거나 또는 다른 위격이나 본질에서 하나님의 아들이 생겨났다거나, 창조되었다거나, 변경되거나 변화될 수 있다고 하는 사람들을 보편적이고 사도적인 교회는 정죄합니다.</text:p>
      <text:p text:style-name="P3"/>
      <text:p text:style-name="P1">더 보기 <text:span text:style-name="T1">- </text:span><text:a xlink:type="simple" xlink:href="https://creed.cf/cf/nicene/" text:style-name="Internet_20_link" text:visited-style-name="Visited_20_Internet_20_Link"><text:span text:style-name="T1">https://creed.cf/cf/nicene/</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나눔바른고딕" svg:font-family="나눔바른고딕"/>
    <style:font-face style:name="Arial Unicode MS1" svg:font-family="'Arial Unicode MS'" style:font-family-generic="swiss"/>
    <style:font-face style:name="Noto Sans CJK KR" svg:font-family="'Noto Sans CJK KR'" style:font-adornments="보통"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나눔바른고딕" fo:font-size="10pt" fo:language="en" fo:country="US" style:letter-kerning="true" style:font-name-asian="나눔바른고딕" style:font-size-asian="10pt" style:language-asian="ko" style:country-asian="KR"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나눔바른고딕" fo:font-size="10pt" fo:language="en" fo:country="US" style:letter-kerning="true" style:font-name-asian="나눔바른고딕" style:font-size-asian="10pt" style:language-asian="ko" style:country-asian="KR"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9cm" loext:contextual-spacing="false" fo:line-height="125%" fo:text-align="justify" style:justify-single-word="false" fo:text-indent="0cm" style:auto-text-indent="true" style:page-number="auto" style:text-autospace="none" style:writing-mode="page"/>
      <style:text-properties style:font-name="Noto Sans CJK KR" fo:font-family="'Noto Sans CJK KR'" style:font-style-name="보통" style:font-pitch="variable" fo:letter-spacing="normal" style:font-name-asian="Noto Sans CJK KR" style:font-family-asian="'Noto Sans CJK KR'" style:font-style-name-asian="보통" style:font-pitch-asian="variable" style:text-scale="1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나눔바른고딕" fo:font-family="나눔바른고딕" fo:font-size="10pt" style:font-name-asian="나눔바른고딕" style:font-family-asian="나눔바른고딕" style:font-size-asian="10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나눔바른고딕" fo:font-family="나눔바른고딕" style:font-name-asian="나눔바른고딕" style:font-family-asian="나눔바른고딕"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나눔바른고딕" fo:font-family="나눔바른고딕" fo:font-size="10pt" fo:font-style="italic" style:font-name-asian="나눔바른고딕" style:font-family-asian="나눔바른고딕" style:font-size-asian="10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나눔바른고딕" fo:font-family="나눔바른고딕" style:font-name-asian="나눔바른고딕" style:font-family-asian="나눔바른고딕"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00:32:43.230900000</meta:creation-date>
    <dc:date>2017-04-10T23:53:59.107535000</dc:date>
    <meta:editing-duration>PT16M28S</meta:editing-duration>
    <meta:editing-cycles>10</meta:editing-cycles>
    <meta:generator>LibreOffice/5.2.5.1$MacOSX_X86_64 LibreOffice_project/0312e1a284a7d50ca85a365c316c7abbf20a4d22</meta:generator>
    <meta:document-statistic meta:table-count="0" meta:image-count="0" meta:object-count="0" meta:page-count="1" meta:paragraph-count="7" meta:word-count="454" meta:character-count="636" meta:non-whitespace-character-count="508"/>
  </office:meta>
</office:document-meta>
</file>